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0.794cm" style:rel-column-width="2972*"/>
    </style:style>
    <style:style style:name="Таблица1.B" style:family="table-column">
      <style:table-column-properties style:column-width="9.416cm" style:rel-column-width="35257*"/>
    </style:style>
    <style:style style:name="Таблица1.C" style:family="table-column">
      <style:table-column-properties style:column-width="2.916cm" style:rel-column-width="10918*"/>
    </style:style>
    <style:style style:name="Таблица1.D" style:family="table-column">
      <style:table-column-properties style:column-width="4.376cm" style:rel-column-width="16388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_20__28_user_29_">
      <style:paragraph-properties fo:text-align="center" style:justify-single-word="false"/>
      <style:text-properties style:font-name="Arial" fo:font-weight="bold" officeooo:paragraph-rsid="00171284" style:font-weight-asian="bold" style:font-name-complex="Arial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style:font-name="Arial" fo:font-size="9pt" fo:font-weight="bold" officeooo:paragraph-rsid="00171284" style:font-size-asian="9pt" style:font-weight-asian="bold" style:font-name-complex="Arial" style:font-size-complex="9pt" style:font-weight-complex="bold"/>
    </style:style>
    <style:style style:name="P3" style:family="paragraph" style:parent-style-name="Standard">
      <loext:graphic-properties draw:fill-image-width="0cm" draw:fill-image-height="0cm"/>
      <style:paragraph-properties fo:text-align="center" style:justify-single-word="false" style:shadow="none">
        <style:tab-stops/>
      </style:paragraph-properties>
      <style:text-properties style:font-name="Times New Roman1" fo:font-size="12pt" fo:letter-spacing="0.071cm" fo:font-weight="bold" officeooo:paragraph-rsid="00171284" style:font-size-asian="12pt" style:font-weight-asian="bold" style:font-name-complex="Times New Roman2" style:font-size-complex="12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officeooo:paragraph-rsid="000682b2" style:font-size-asian="12pt" style:font-name-complex="Times New Roman2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1cm" style:auto-text-indent="false">
        <style:tab-stops>
          <style:tab-stop style:position="0cm"/>
        </style:tab-stops>
      </style:paragraph-properties>
      <style:text-properties style:font-name="Times New Roman1" fo:font-size="12pt" officeooo:paragraph-rsid="000682b2" style:font-size-asian="12pt" style:font-name-complex="Times New Roman2" style:font-size-complex="12pt"/>
    </style:style>
    <style:style style:name="P6" style:family="paragraph" style:parent-style-name="Standard">
      <style:paragraph-properties fo:text-align="justify" style:justify-single-word="false" fo:orphans="2" fo:widows="2">
        <style:tab-stops>
          <style:tab-stop style:position="0.501cm"/>
          <style:tab-stop style:position="13.287cm" style:type="center"/>
        </style:tab-stops>
      </style:paragraph-properties>
      <style:text-properties style:font-name="Times New Roman1" fo:font-size="12pt" officeooo:paragraph-rsid="00cbbdfa" style:font-size-asian="12pt" style:font-name-complex="Times New Roman2" style:font-size-complex="12pt"/>
    </style:style>
    <style:style style:name="P7" style:family="paragraph" style:parent-style-name="Standard" style:master-page-name="">
      <style:paragraph-properties fo:text-align="start" style:justify-single-word="false" fo:orphans="2" fo:widows="2" style:page-number="auto">
        <style:tab-stops>
          <style:tab-stop style:position="0cm"/>
          <style:tab-stop style:position="0.501cm"/>
        </style:tab-stops>
      </style:paragraph-properties>
      <style:text-properties style:font-name="Times New Roman1" fo:font-size="12pt" officeooo:paragraph-rsid="00cbbdfa" style:font-size-asian="12pt" style:font-name-complex="Times New Roman2" style:font-size-complex="12pt"/>
    </style:style>
    <style:style style:name="P8" style:family="paragraph" style:parent-style-name="Standard">
      <loext:graphic-properties draw:fill="none"/>
      <style:paragraph-properties fo:margin-left="0cm" fo:margin-right="0cm" fo:margin-top="0.101cm" fo:margin-bottom="0cm" style:contextual-spacing="false" fo:text-align="justify" style:justify-single-word="false" fo:orphans="2" fo:widows="2" fo:text-indent="0cm" style:auto-text-indent="false" fo:background-color="transparent">
        <style:tab-stops>
          <style:tab-stop style:position="0cm"/>
          <style:tab-stop style:position="0.501cm"/>
        </style:tab-stops>
      </style:paragraph-properties>
      <style:text-properties style:font-name="Times New Roman1" fo:font-size="12pt" fo:font-weight="normal" officeooo:rsid="0000efaa" officeooo:paragraph-rsid="00cbbdfa" style:font-size-asian="12pt" style:font-weight-asian="normal" style:font-name-complex="Times New Roman2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cm" style:contextual-spacing="false" fo:text-align="justify" style:justify-single-word="false" fo:orphans="2" fo:widows="2" fo:text-indent="0cm" style:auto-text-indent="false" fo:background-color="transparent">
        <style:tab-stops>
          <style:tab-stop style:position="0cm"/>
          <style:tab-stop style:position="0.501cm"/>
        </style:tab-stops>
      </style:paragraph-properties>
      <style:text-properties style:font-name="Times New Roman1" fo:font-size="12pt" fo:font-weight="normal" officeooo:rsid="0000efaa" officeooo:paragraph-rsid="0018f6bb" style:font-size-asian="12pt" style:font-weight-asian="normal" style:font-name-complex="Times New Roman2" style:font-size-complex="12pt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text-align="center" style:justify-single-word="false" style:shadow="none">
        <style:tab-stops/>
      </style:paragraph-properties>
      <style:text-properties style:font-name="Times New Roman1" fo:font-size="14pt" fo:letter-spacing="0.071cm" fo:font-weight="bold" officeooo:rsid="008b7bc2" officeooo:paragraph-rsid="009a52e7" style:font-size-asian="14pt" style:font-weight-asian="bold" style:font-name-complex="Times New Roman2" style:font-size-complex="14pt"/>
    </style:style>
    <style:style style:name="P11" style:family="paragraph" style:parent-style-name="No_20_Spacing">
      <style:paragraph-properties fo:text-align="center" style:justify-single-word="false"/>
      <style:text-properties style:font-name="Times New Roman1" fo:font-size="14pt" fo:letter-spacing="0.071cm" fo:font-weight="bold" officeooo:paragraph-rsid="000682b2" style:font-size-asian="14pt" style:font-weight-asian="bold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fo:font-weight="bold" officeooo:paragraph-rsid="00171284" style:font-weight-asian="bold" style:font-weight-complex="bold"/>
    </style:style>
    <style:style style:name="P13" style:family="paragraph" style:parent-style-name="Standard_20__28_user_29_">
      <style:paragraph-properties fo:margin-left="0.079cm" fo:margin-right="0.079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font-size="7pt" style:text-underline-style="solid" style:text-underline-width="auto" style:text-underline-color="font-color" fo:font-weight="bold" officeooo:paragraph-rsid="000682b2" style:text-underline-mode="skip-white-space" style:text-overline-mode="skip-white-space" style:text-line-through-mode="skip-white-space" style:font-size-asian="6.09999990463257pt" style:font-weight-asian="bold" style:font-size-complex="7pt" style:font-weight-complex="bold"/>
    </style:style>
    <style:style style:name="P14" style:family="paragraph" style:parent-style-name="Numbering_20_1">
      <style:paragraph-properties fo:margin-top="0cm" fo:margin-bottom="0.101cm" style:contextual-spacing="false" fo:line-height="100%"/>
    </style:style>
    <style:style style:name="P15" style:family="paragraph" style:parent-style-name="Text_20_body">
      <style:paragraph-properties fo:margin-top="0cm" fo:margin-bottom="0.101cm" style:contextual-spacing="false" fo:line-height="100%"/>
    </style:style>
    <style:style style:name="P16" style:family="paragraph" style:parent-style-name="Text_20_body">
      <style:paragraph-properties fo:margin-top="0cm" fo:margin-bottom="0.101cm" style:contextual-spacing="false" fo:line-height="100%"/>
      <style:text-properties officeooo:paragraph-rsid="00a383f2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7d4d" officeooo:paragraph-rsid="00a67d4d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1555" officeooo:paragraph-rsid="00ad1555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1555" officeooo:paragraph-rsid="01477043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ad85" officeooo:paragraph-rsid="00adad85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a996" officeooo:paragraph-rsid="00aea996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ab7b" officeooo:paragraph-rsid="00bdab7b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0dbf" officeooo:paragraph-rsid="00b5640f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7066" officeooo:paragraph-rsid="00b67066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c1d9" officeooo:paragraph-rsid="00b881b4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82da" officeooo:paragraph-rsid="00da82da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207d" officeooo:paragraph-rsid="00b1207d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5451" officeooo:paragraph-rsid="00af5451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8ad0" officeooo:paragraph-rsid="01588ad0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8ad0" officeooo:paragraph-rsid="01588ad0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a67d4d" officeooo:paragraph-rsid="00a67d4d" style:font-size-asian="12pt" style:font-style-asian="normal" style:font-weight-asian="bold" style:font-name-complex="FreeSans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officeooo:paragraph-rsid="00b5640f"/>
    </style:style>
    <style:style style:name="P34" style:family="paragraph" style:parent-style-name="Standard">
      <style:paragraph-properties fo:text-align="justify" style:justify-single-word="false" fo:orphans="2" fo:widows="2">
        <style:tab-stops>
          <style:tab-stop style:position="14.203cm" style:type="center"/>
        </style:tab-stops>
      </style:paragraph-properties>
      <style:text-properties style:text-position="super 58%" style:font-name="Times New Roman1" fo:font-size="12pt" officeooo:paragraph-rsid="00cbbdfa" style:font-size-asian="12pt" style:font-name-complex="Times New Roman2" style:font-size-complex="12pt"/>
    </style:style>
    <style:style style:name="P35" style:family="paragraph" style:parent-style-name="Standard">
      <style:paragraph-properties fo:text-align="justify" style:justify-single-word="false" fo:orphans="2" fo:widows="2">
        <style:tab-stops>
          <style:tab-stop style:position="0.501cm"/>
          <style:tab-stop style:position="14.203cm" style:type="center"/>
        </style:tab-stops>
      </style:paragraph-properties>
      <style:text-properties style:text-position="super 58%" style:font-name="Times New Roman1" fo:font-size="12pt" officeooo:rsid="00284163" officeooo:paragraph-rsid="0018f6bb" style:font-size-asian="12pt" style:font-name-complex="Times New Roman2" style:font-size-complex="12pt"/>
    </style:style>
    <style:style style:name="P36" style:family="paragraph" style:parent-style-name="Standard_20__28_user_29_">
      <style:paragraph-properties fo:text-align="center" style:justify-single-word="false"/>
      <style:text-properties fo:font-size="12pt" style:text-underline-style="solid" style:text-underline-width="auto" style:text-underline-color="font-color" officeooo:paragraph-rsid="000682b2" style:text-underline-mode="skip-white-space" style:text-overline-mode="skip-white-space" style:text-line-through-mode="skip-white-space" style:font-size-asian="12pt" style:font-size-complex="12pt"/>
    </style:style>
    <style:style style:name="P37" style:family="paragraph" style:parent-style-name="Standard">
      <style:paragraph-properties fo:margin-left="1cm" fo:margin-right="0cm" fo:text-indent="0cm" style:auto-text-indent="false"/>
      <style:text-properties style:font-name="Times New Roman" fo:font-size="12pt" officeooo:paragraph-rsid="000682b2" style:font-size-asian="12pt" style:font-name-complex="Arial" style:font-size-complex="12pt"/>
    </style:style>
    <style:style style:name="P38" style:family="paragraph" style:parent-style-name="Standard">
      <style:paragraph-properties fo:margin-left="1cm" fo:margin-right="0cm" fo:text-indent="0cm" style:auto-text-indent="false"/>
      <style:text-properties style:font-name="Times New Roman" fo:font-size="12pt" fo:font-style="normal" officeooo:paragraph-rsid="000682b2" style:font-size-asian="12pt" style:font-style-asian="normal" style:font-name-complex="Arial" style:font-size-complex="12pt" style:font-style-complex="normal"/>
    </style:style>
    <style:style style:name="P39" style:family="paragraph" style:parent-style-name="Standard">
      <style:paragraph-properties fo:margin-left="1cm" fo:margin-right="0cm" fo:text-indent="0cm" style:auto-text-indent="false"/>
      <style:text-properties style:font-name="Times New Roman" fo:font-size="12pt" fo:font-style="normal" officeooo:rsid="005a76f7" officeooo:paragraph-rsid="005a76f7" style:font-size-asian="12pt" style:font-style-asian="normal" style:font-name-complex="Arial" style:font-size-complex="12pt" style:font-style-complex="normal"/>
    </style:style>
    <style:style style:name="P40" style:family="paragraph" style:parent-style-name="Numbering_20_1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rsid="00a67d4d" officeooo:paragraph-rsid="00a67d4d"/>
    </style:style>
    <style:style style:name="P41" style:family="paragraph" style:parent-style-name="Standard">
      <loext:graphic-properties draw:fill="none"/>
      <style:paragraph-properties fo:margin-left="0cm" fo:margin-right="0cm" fo:margin-top="0.101cm" fo:margin-bottom="0cm" style:contextual-spacing="false" fo:text-align="justify" style:justify-single-word="false" fo:orphans="2" fo:widows="2" fo:text-indent="0cm" style:auto-text-indent="false" fo:background-color="transparent">
        <style:tab-stops>
          <style:tab-stop style:position="0.501cm"/>
          <style:tab-stop style:position="8.996cm" style:type="center"/>
          <style:tab-stop style:position="14.199cm" style:type="center"/>
        </style:tab-stops>
      </style:paragraph-properties>
      <style:text-properties officeooo:paragraph-rsid="01577615"/>
    </style:style>
    <style:style style:name="P42" style:family="paragraph" style:parent-style-name="Heading_20_1">
      <style:paragraph-properties fo:text-align="center" style:justify-single-word="false"/>
      <style:text-properties style:font-name="Times New Roman1" fo:font-size="16pt" fo:letter-spacing="0.088cm" officeooo:paragraph-rsid="000682b2" style:font-size-asian="16pt" style:font-size-complex="16pt"/>
    </style:style>
    <style:style style:name="P43" style:family="paragraph" style:parent-style-name="Numbering_20_1" style:list-style-name="WWNum1">
      <style:text-properties officeooo:paragraph-rsid="00a54ab6"/>
    </style:style>
    <style:style style:name="P44" style:family="paragraph" style:parent-style-name="Numbering_20_1" style:list-style-name="WWNum1">
      <style:paragraph-properties fo:margin-top="0cm" fo:margin-bottom="0.101cm" style:contextual-spacing="false" fo:line-height="100%"/>
    </style:style>
    <style:style style:name="P45" style:family="paragraph" style:parent-style-name="Numbering_20_1" style:list-style-name="WWNum1">
      <style:paragraph-properties fo:margin-top="0cm" fo:margin-bottom="0.101cm" style:contextual-spacing="false" fo:line-height="100%"/>
      <style:text-properties officeooo:paragraph-rsid="00c9203d"/>
    </style:style>
    <style:style style:name="P46" style:family="paragraph" style:parent-style-name="Numbering_20_1" style:list-style-name="WWNum1">
      <style:paragraph-properties fo:margin-top="0cm" fo:margin-bottom="0.101cm" style:contextual-spacing="false" fo:line-height="100%"/>
      <style:text-properties officeooo:paragraph-rsid="00fe3e32"/>
    </style:style>
    <style:style style:name="P47" style:family="paragraph" style:parent-style-name="Numbering_20_1" style:list-style-name="WWNum1">
      <style:paragraph-properties fo:margin-top="0cm" fo:margin-bottom="0.101cm" style:contextual-spacing="false" fo:line-height="100%"/>
      <style:text-properties officeooo:paragraph-rsid="0134de53"/>
    </style:style>
    <style:style style:name="P48" style:family="paragraph" style:parent-style-name="Numbering_20_1" style:list-style-name="WWNum1">
      <style:paragraph-properties fo:margin-top="0cm" fo:margin-bottom="0.101cm" style:contextual-spacing="false" fo:line-height="100%"/>
      <style:text-properties officeooo:paragraph-rsid="01105bf7"/>
    </style:style>
    <style:style style:name="P49" style:family="paragraph" style:parent-style-name="Numbering_20_1" style:list-style-name="WWNum1">
      <style:paragraph-properties fo:margin-top="0cm" fo:margin-bottom="0.101cm" style:contextual-spacing="false" fo:line-height="100%"/>
      <style:text-properties officeooo:paragraph-rsid="00992d92"/>
    </style:style>
    <style:style style:name="P50" style:family="paragraph" style:parent-style-name="Numbering_20_1" style:list-style-name="WWNum1">
      <style:paragraph-properties fo:margin-top="0cm" fo:margin-bottom="0.101cm" style:contextual-spacing="false" fo:line-height="100%"/>
      <style:text-properties officeooo:paragraph-rsid="00927b46"/>
    </style:style>
    <style:style style:name="P51" style:family="paragraph" style:parent-style-name="Numbering_20_1" style:list-style-name="WWNum1">
      <style:paragraph-properties fo:margin-top="0cm" fo:margin-bottom="0.101cm" style:contextual-spacing="false" fo:line-height="100%"/>
      <style:text-properties officeooo:paragraph-rsid="006894a9"/>
    </style:style>
    <style:style style:name="P52" style:family="paragraph" style:parent-style-name="Numbering_20_1" style:list-style-name="WWNum1">
      <style:paragraph-properties fo:margin-top="0cm" fo:margin-bottom="0.101cm" style:contextual-spacing="false" fo:line-height="100%"/>
      <style:text-properties officeooo:paragraph-rsid="00a54ab6"/>
    </style:style>
    <style:style style:name="P53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0cd4ba6" officeooo:paragraph-rsid="00cd4ba6"/>
    </style:style>
    <style:style style:name="P54" style:family="paragraph" style:parent-style-name="Numbering_20_1" style:list-style-name="WWNum1">
      <style:paragraph-properties fo:margin-top="0cm" fo:margin-bottom="0.101cm" style:contextual-spacing="false" fo:line-height="100%"/>
      <style:text-properties fo:font-size="12pt" officeooo:rsid="00cd4ba6" officeooo:paragraph-rsid="00cd4ba6" style:font-size-asian="12pt" style:font-name-complex="Times New Roman2" style:font-size-complex="12pt"/>
    </style:style>
    <style:style style:name="P55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0d6d7d2" officeooo:paragraph-rsid="00d6d7d2"/>
    </style:style>
    <style:style style:name="P56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118e4be" officeooo:paragraph-rsid="0118e4be"/>
    </style:style>
    <style:style style:name="P57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08926a0" officeooo:paragraph-rsid="008926a0"/>
    </style:style>
    <style:style style:name="P58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0df2b00" officeooo:paragraph-rsid="0100071e"/>
    </style:style>
    <style:style style:name="P59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0d485b8" officeooo:paragraph-rsid="00d485b8"/>
    </style:style>
    <style:style style:name="P60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11a4846" officeooo:paragraph-rsid="011a4846"/>
    </style:style>
    <style:style style:name="P61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0572dfa" officeooo:paragraph-rsid="00572dfa"/>
    </style:style>
    <style:style style:name="P62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0915ca9" officeooo:paragraph-rsid="00915ca9"/>
    </style:style>
    <style:style style:name="P63" style:family="paragraph" style:parent-style-name="Numbering_20_1" style:list-style-name="WWNum1">
      <style:paragraph-properties fo:margin-top="0cm" fo:margin-bottom="0.101cm" style:contextual-spacing="false" fo:line-height="100%" fo:text-align="justify" style:justify-single-word="false"/>
      <style:text-properties officeooo:rsid="00915ca9" officeooo:paragraph-rsid="00915ca9"/>
    </style:style>
    <style:style style:name="P64" style:family="paragraph" style:parent-style-name="Numbering_20_1" style:list-style-name="WWNum1">
      <style:paragraph-properties fo:margin-top="0cm" fo:margin-bottom="0.101cm" style:contextual-spacing="false" fo:line-height="100%"/>
      <style:text-properties officeooo:rsid="00644f85" officeooo:paragraph-rsid="00644f85"/>
    </style:style>
    <style:style style:name="P65" style:family="paragraph" style:parent-style-name="Numbering_20_1" style:list-style-name="WWNum1">
      <style:paragraph-properties fo:margin-left="0cm" fo:margin-right="0cm" fo:text-indent="0cm" style:auto-text-indent="false"/>
      <style:text-properties style:font-name="Times New Roman1" fo:font-size="12pt" officeooo:paragraph-rsid="00a54ab6" style:font-size-asian="12pt" style:font-name-complex="Times New Roman2" style:font-size-complex="12pt"/>
    </style:style>
    <style:style style:name="P66" style:family="paragraph" style:parent-style-name="Standard" style:list-style-name="WWNum1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1cm"/>
          <style:tab-stop style:position="8.996cm" style:type="center"/>
          <style:tab-stop style:position="14.199cm" style:type="center"/>
        </style:tab-stops>
      </style:paragraph-properties>
      <style:text-properties style:font-name="Times New Roman1" fo:font-size="12pt" officeooo:paragraph-rsid="00cbbdfa" style:font-size-asian="12pt" style:font-name-complex="Times New Roman2" style:font-size-complex="12pt"/>
    </style:style>
    <style:style style:name="P67" style:family="paragraph" style:parent-style-name="Text_20_body" style:list-style-name="WWNum1">
      <style:paragraph-properties fo:margin-top="0cm" fo:margin-bottom="0.101cm" style:contextual-spacing="false" fo:line-height="100%"/>
      <style:text-properties officeooo:paragraph-rsid="00a383f2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font-name-complex="Arial" style:font-size-complex="9pt"/>
    </style:style>
    <style:style style:name="T3" style:family="text">
      <style:text-properties officeooo:rsid="0032d7f6"/>
    </style:style>
    <style:style style:name="T4" style:family="text">
      <style:text-properties fo:font-size="12pt" style:font-size-asian="12pt" style:font-name-complex="Times New Roman2" style:font-size-complex="12pt"/>
    </style:style>
    <style:style style:name="T5" style:family="text">
      <style:text-properties fo:font-size="12pt" officeooo:rsid="003d3cc6" style:font-size-asian="12pt" style:font-name-complex="Times New Roman2" style:font-size-complex="12pt"/>
    </style:style>
    <style:style style:name="T6" style:family="text">
      <style:text-properties fo:font-size="12pt" officeooo:rsid="00254a2e" style:font-size-asian="12pt" style:font-name-complex="Times New Roman2" style:font-size-complex="12pt"/>
    </style:style>
    <style:style style:name="T7" style:family="text">
      <style:text-properties fo:font-size="12pt" officeooo:rsid="000682b2" style:font-size-asian="12pt" style:font-name-complex="Times New Roman2" style:font-size-complex="12pt"/>
    </style:style>
    <style:style style:name="T8" style:family="text">
      <style:text-properties fo:font-size="12pt" officeooo:rsid="000b30f7" style:font-size-asian="12pt" style:font-name-complex="Times New Roman2" style:font-size-complex="12pt"/>
    </style:style>
    <style:style style:name="T9" style:family="text">
      <style:text-properties fo:font-size="12pt" officeooo:rsid="003f47f6" style:font-size-asian="12pt" style:font-name-complex="Times New Roman2" style:font-size-complex="12pt"/>
    </style:style>
    <style:style style:name="T10" style:family="text">
      <style:text-properties fo:font-size="12pt" officeooo:rsid="00458da3" style:font-size-asian="12pt" style:font-name-complex="Times New Roman2" style:font-size-complex="12pt"/>
    </style:style>
    <style:style style:name="T11" style:family="text">
      <style:text-properties fo:font-size="12pt" officeooo:rsid="00478c72" style:font-size-asian="12pt" style:font-name-complex="Times New Roman2" style:font-size-complex="12pt"/>
    </style:style>
    <style:style style:name="T12" style:family="text">
      <style:text-properties fo:font-size="12pt" officeooo:rsid="004d6b76" style:font-size-asian="12pt" style:font-name-complex="Times New Roman2" style:font-size-complex="12pt"/>
    </style:style>
    <style:style style:name="T13" style:family="text">
      <style:text-properties fo:font-size="12pt" officeooo:rsid="005131e9" style:font-size-asian="12pt" style:font-name-complex="Times New Roman2" style:font-size-complex="12pt"/>
    </style:style>
    <style:style style:name="T14" style:family="text">
      <style:text-properties fo:font-size="12pt" officeooo:rsid="00ced38c" style:font-size-asian="12pt" style:font-name-complex="Times New Roman2" style:font-size-complex="12pt"/>
    </style:style>
    <style:style style:name="T15" style:family="text">
      <style:text-properties fo:font-size="12pt" officeooo:rsid="01157515" style:font-size-asian="12pt" style:font-name-complex="Times New Roman2" style:font-size-complex="12pt"/>
    </style:style>
    <style:style style:name="T16" style:family="text">
      <style:text-properties fo:font-size="12pt" officeooo:rsid="01176dd5" style:font-size-asian="12pt" style:font-name-complex="Times New Roman2" style:font-size-complex="12pt"/>
    </style:style>
    <style:style style:name="T17" style:family="text">
      <style:text-properties fo:font-size="12pt" officeooo:rsid="011add76" style:font-size-asian="12pt" style:font-name-complex="Times New Roman2" style:font-size-complex="12pt"/>
    </style:style>
    <style:style style:name="T18" style:family="text">
      <style:text-properties fo:font-size="12pt" officeooo:rsid="011938df" style:font-size-asian="12pt" style:font-name-complex="Times New Roman2" style:font-size-complex="12pt"/>
    </style:style>
    <style:style style:name="T19" style:family="text">
      <style:text-properties fo:font-size="12pt" officeooo:rsid="013e05aa" style:font-size-asian="12pt" style:font-name-complex="Times New Roman2" style:font-size-complex="12pt"/>
    </style:style>
    <style:style style:name="T20" style:family="text">
      <style:text-properties fo:font-size="12pt" officeooo:rsid="013d4835" style:font-size-asian="12pt" style:font-name-complex="Times New Roman2" style:font-size-complex="12pt"/>
    </style:style>
    <style:style style:name="T21" style:family="text">
      <style:text-properties fo:font-size="12pt" officeooo:rsid="011b02db" style:font-size-asian="12pt" style:font-name-complex="Times New Roman2" style:font-size-complex="12pt"/>
    </style:style>
    <style:style style:name="T22" style:family="text">
      <style:text-properties fo:font-size="12pt" officeooo:rsid="011edda4" style:font-size-asian="12pt" style:font-name-complex="Times New Roman2" style:font-size-complex="12pt"/>
    </style:style>
    <style:style style:name="T23" style:family="text">
      <style:text-properties fo:font-size="12pt" officeooo:rsid="013f1d2c" style:font-size-asian="12pt" style:font-name-complex="Times New Roman2" style:font-size-complex="12pt"/>
    </style:style>
    <style:style style:name="T24" style:family="text">
      <style:text-properties fo:font-size="12pt" officeooo:rsid="013f2878" style:font-size-asian="12pt" style:font-name-complex="Times New Roman2" style:font-size-complex="12pt"/>
    </style:style>
    <style:style style:name="T25" style:family="text">
      <style:text-properties fo:font-size="12pt" fo:font-weight="bold" style:font-size-asian="12pt" style:font-weight-asian="bold" style:font-name-complex="Times New Roman2" style:font-size-complex="12pt" style:font-weight-complex="bold"/>
    </style:style>
    <style:style style:name="T26" style:family="text">
      <style:text-properties fo:font-size="12pt" fo:font-weight="bold" officeooo:rsid="00254a2e" style:font-size-asian="12pt" style:font-weight-asian="bold" style:font-name-complex="Times New Roman2" style:font-size-complex="12pt" style:font-weight-complex="bold"/>
    </style:style>
    <style:style style:name="T27" style:family="text">
      <style:text-properties fo:font-size="12pt" fo:font-weight="bold" officeooo:rsid="011938df" style:font-size-asian="12pt" style:font-weight-asian="bold" style:font-name-complex="Times New Roman2" style:font-size-complex="12pt" style:font-weight-complex="bold"/>
    </style:style>
    <style:style style:name="T28" style:family="text">
      <style:text-properties fo:font-size="12pt" fo:font-weight="bold" officeooo:rsid="01176dd5" style:font-size-asian="12pt" style:font-weight-asian="bold" style:font-name-complex="Times New Roman2" style:font-size-complex="12pt" style:font-weight-complex="bold"/>
    </style:style>
    <style:style style:name="T29" style:family="text">
      <style:text-properties fo:font-size="12pt" fo:font-weight="bold" officeooo:rsid="014da022" style:font-size-asian="12pt" style:font-weight-asian="bold" style:font-name-complex="Times New Roman2" style:font-size-complex="12pt" style:font-weight-complex="bold"/>
    </style:style>
    <style:style style:name="T30" style:family="text">
      <style:text-properties fo:font-size="12pt" fo:font-weight="bold" officeooo:rsid="013f2878" style:font-size-asian="12pt" style:font-weight-asian="bold" style:font-name-complex="Times New Roman2" style:font-size-complex="12pt" style:font-weight-complex="bold"/>
    </style:style>
    <style:style style:name="T31" style:family="text">
      <style:text-properties fo:color="#ff0000" loext:opacity="100%" officeooo:rsid="0029b839"/>
    </style:style>
    <style:style style:name="T32" style:family="text">
      <style:text-properties style:font-name="Times New Roman1" fo:font-size="12pt" style:font-size-asian="12pt" style:font-name-complex="Times New Roman2" style:font-size-complex="12pt"/>
    </style:style>
    <style:style style:name="T33" style:family="text">
      <style:text-properties style:font-name="Times New Roman1" fo:font-size="12pt" officeooo:rsid="0025e3b8" style:font-size-asian="12pt" style:font-name-complex="Times New Roman2" style:font-size-complex="12pt"/>
    </style:style>
    <style:style style:name="T34" style:family="text">
      <style:text-properties style:font-name="Times New Roman1" fo:font-size="12pt" officeooo:rsid="00254a2e" style:font-size-asian="12pt" style:font-name-complex="Times New Roman2" style:font-size-complex="12pt"/>
    </style:style>
    <style:style style:name="T35" style:family="text">
      <style:text-properties style:font-name="Times New Roman1" fo:font-size="12pt" officeooo:rsid="00284163" style:font-size-asian="12pt" style:font-name-complex="Times New Roman2" style:font-size-complex="12pt"/>
    </style:style>
    <style:style style:name="T36" style:family="text">
      <style:text-properties style:font-name="Times New Roman1" fo:font-size="12pt" officeooo:rsid="002639a0" style:font-size-asian="12pt" style:font-name-complex="Times New Roman2" style:font-size-complex="12pt"/>
    </style:style>
    <style:style style:name="T37" style:family="text">
      <style:text-properties style:font-name="Times New Roman1" fo:font-size="12pt" officeooo:rsid="00281988" style:font-size-asian="12pt" style:font-name-complex="Times New Roman2" style:font-size-complex="12pt"/>
    </style:style>
    <style:style style:name="T38" style:family="text">
      <style:text-properties style:font-name="Times New Roman1" fo:font-size="12pt" officeooo:rsid="0057274a" style:font-size-asian="12pt" style:font-name-complex="Times New Roman2" style:font-size-complex="12pt"/>
    </style:style>
    <style:style style:name="T39" style:family="text">
      <style:text-properties style:font-name="Times New Roman1" fo:font-size="12pt" officeooo:rsid="00572dfa" style:font-size-asian="12pt" style:font-name-complex="Times New Roman2" style:font-size-complex="12pt"/>
    </style:style>
    <style:style style:name="T40" style:family="text">
      <style:text-properties style:font-name="Times New Roman1" fo:font-size="12pt" officeooo:rsid="0067104b" style:font-size-asian="12pt" style:font-name-complex="Times New Roman2" style:font-size-complex="12pt"/>
    </style:style>
    <style:style style:name="T41" style:family="text">
      <style:text-properties style:font-name="Times New Roman1" fo:font-size="12pt" officeooo:rsid="006894a9" style:font-size-asian="12pt" style:font-name-complex="Times New Roman2" style:font-size-complex="12pt"/>
    </style:style>
    <style:style style:name="T42" style:family="text">
      <style:text-properties style:font-name="Times New Roman1" fo:font-size="12pt" officeooo:rsid="007439a8" style:font-size-asian="12pt" style:font-name-complex="Times New Roman2" style:font-size-complex="12pt"/>
    </style:style>
    <style:style style:name="T43" style:family="text">
      <style:text-properties style:font-name="Times New Roman1" fo:font-size="12pt" officeooo:rsid="0092f576" style:font-size-asian="12pt" style:font-name-complex="Times New Roman2" style:font-size-complex="12pt"/>
    </style:style>
    <style:style style:name="T44" style:family="text">
      <style:text-properties style:font-name="Times New Roman1" fo:font-size="12pt" officeooo:rsid="009e8fa3" style:font-size-asian="12pt" style:font-name-complex="Times New Roman2" style:font-size-complex="12pt"/>
    </style:style>
    <style:style style:name="T45" style:family="text">
      <style:text-properties style:font-name="Times New Roman1" fo:font-size="12pt" officeooo:rsid="014264aa" style:font-size-asian="12pt" style:font-name-complex="Times New Roman2" style:font-size-complex="12pt"/>
    </style:style>
    <style:style style:name="T46" style:family="text">
      <style:text-properties style:font-name="Times New Roman1" fo:font-size="12pt" officeooo:rsid="0153115d" style:font-size-asian="12pt" style:font-name-complex="Times New Roman2" style:font-size-complex="12pt"/>
    </style:style>
    <style:style style:name="T47" style:family="text">
      <style:text-properties style:font-name="Times New Roman1" fo:font-size="12pt" fo:font-weight="normal" officeooo:rsid="0000efaa" style:font-size-asian="12pt" style:font-weight-asian="normal" style:font-name-complex="Times New Roman2" style:font-size-complex="12pt" style:font-weight-complex="normal"/>
    </style:style>
    <style:style style:name="T48" style:family="text">
      <style:text-properties style:font-name="Times New Roman1" fo:font-size="12pt" fo:font-weight="normal" officeooo:rsid="0060b400" style:font-size-asian="12pt" style:font-weight-asian="normal" style:font-name-complex="Times New Roman2" style:font-size-complex="12pt" style:font-weight-complex="normal"/>
    </style:style>
    <style:style style:name="T49" style:family="text">
      <style:text-properties style:font-name="Times New Roman1" fo:font-size="12pt" fo:font-weight="normal" officeooo:rsid="00ab59b7" style:font-size-asian="12pt" style:font-weight-asian="normal" style:font-name-complex="Times New Roman2" style:font-size-complex="12pt" style:font-weight-complex="normal"/>
    </style:style>
    <style:style style:name="T50" style:family="text">
      <style:text-properties style:font-name="Times New Roman1" fo:font-size="12pt" fo:font-weight="normal" officeooo:rsid="008fa919" style:font-size-asian="12pt" style:font-weight-asian="normal" style:font-name-complex="Times New Roman2" style:font-size-complex="12pt" style:font-weight-complex="normal"/>
    </style:style>
    <style:style style:name="T51" style:family="text">
      <style:text-properties style:font-name="Times New Roman1" fo:font-size="12pt" fo:font-weight="normal" officeooo:rsid="00a1342c" style:font-size-asian="12pt" style:font-weight-asian="normal" style:font-name-complex="Times New Roman2" style:font-size-complex="12pt" style:font-weight-complex="normal"/>
    </style:style>
    <style:style style:name="T52" style:family="text">
      <style:text-properties style:font-name="Times New Roman1" fo:font-size="12pt" fo:font-weight="normal" officeooo:rsid="00284163" style:font-size-asian="12pt" style:font-weight-asian="normal" style:font-name-complex="Times New Roman2" style:font-size-complex="12pt" style:font-weight-complex="normal"/>
    </style:style>
    <style:style style:name="T53" style:family="text">
      <style:text-properties style:font-name="Times New Roman1" fo:font-size="12pt" fo:font-weight="normal" officeooo:rsid="015ce636" style:font-size-asian="12pt" style:font-weight-asian="normal" style:font-name-complex="Times New Roman2" style:font-size-complex="12pt" style:font-weight-complex="normal"/>
    </style:style>
    <style:style style:name="T54" style:family="text">
      <style:text-properties style:font-name="Times New Roman1" fo:font-size="12pt" fo:font-weight="bold" officeooo:rsid="002639a0" style:font-size-asian="12pt" style:font-weight-asian="bold" style:font-name-complex="Times New Roman2" style:font-size-complex="12pt" style:font-weight-complex="bold"/>
    </style:style>
    <style:style style:name="T55" style:family="text">
      <style:text-properties style:font-name="Times New Roman1" fo:font-size="12pt" fo:font-weight="bold" officeooo:rsid="0057274a" style:font-size-asian="12pt" style:font-weight-asian="bold" style:font-name-complex="Times New Roman2" style:font-size-complex="12pt" style:font-weight-complex="bold"/>
    </style:style>
    <style:style style:name="T56" style:family="text">
      <style:text-properties style:font-name="Times New Roman1" fo:font-size="12pt" fo:font-weight="bold" officeooo:rsid="009e8fa3" style:font-size-asian="12pt" style:font-weight-asian="bold" style:font-name-complex="Times New Roman2" style:font-size-complex="12pt" style:font-weight-complex="bold"/>
    </style:style>
    <style:style style:name="T57" style:family="text">
      <style:text-properties style:font-name="Times New Roman1" fo:font-size="12pt" fo:font-weight="bold" officeooo:rsid="00d8c9a0" style:font-size-asian="12pt" style:font-weight-asian="bold" style:font-name-complex="Times New Roman2" style:font-size-complex="12pt" style:font-weight-complex="bold"/>
    </style:style>
    <style:style style:name="T58" style:family="text">
      <style:text-properties style:font-name="Times New Roman1" fo:font-size="12pt" fo:font-weight="bold" officeooo:rsid="0104d582" style:font-size-asian="12pt" style:font-weight-asian="bold" style:font-name-complex="Times New Roman2" style:font-size-complex="12pt" style:font-weight-complex="bold"/>
    </style:style>
    <style:style style:name="T59" style:family="text">
      <style:text-properties style:font-name="Times New Roman1" fo:font-size="12pt" fo:font-weight="bold" officeooo:rsid="011bde8d" style:font-size-asian="12pt" style:font-weight-asian="bold" style:font-name-complex="Times New Roman2" style:font-size-complex="12pt" style:font-weight-complex="bold"/>
    </style:style>
    <style:style style:name="T60" style:family="text">
      <style:text-properties officeooo:rsid="002b852e"/>
    </style:style>
    <style:style style:name="T61" style:family="text">
      <style:text-properties style:use-window-font-color="true" loext:opacity="0%" style:font-name="Times New Roman1" fo:font-size="12pt" style:font-size-asian="12pt" style:font-name-complex="Times New Roman2" style:font-size-complex="12pt"/>
    </style:style>
    <style:style style:name="T62" style:family="text">
      <style:text-properties style:use-window-font-color="true" loext:opacity="0%" style:font-name="Times New Roman1" fo:font-size="12pt" officeooo:rsid="00254a2e" style:font-size-asian="12pt" style:font-name-complex="Times New Roman2" style:font-size-complex="12pt"/>
    </style:style>
    <style:style style:name="T63" style:family="text">
      <style:text-properties style:use-window-font-color="true" loext:opacity="0%" style:font-name="Times New Roman1" fo:font-size="12pt" officeooo:rsid="009f4153" style:font-size-asian="12pt" style:font-name-complex="Times New Roman2" style:font-size-complex="12pt"/>
    </style:style>
    <style:style style:name="T64" style:family="text">
      <style:text-properties style:use-window-font-color="true" loext:opacity="0%" style:font-name="Times New Roman1" fo:font-size="12pt" officeooo:rsid="00dc968d" style:font-size-asian="12pt" style:font-name-complex="Times New Roman2" style:font-size-complex="12pt"/>
    </style:style>
    <style:style style:name="T65" style:family="text">
      <style:text-properties style:use-window-font-color="true" loext:opacity="0%" style:font-name="Times New Roman1" fo:font-size="12pt" officeooo:rsid="01135ae2" style:font-size-asian="12pt" style:font-name-complex="Times New Roman2" style:font-size-complex="12pt"/>
    </style:style>
    <style:style style:name="T66" style:family="text">
      <style:text-properties style:use-window-font-color="true" loext:opacity="0%" style:font-name="Times New Roman1" fo:font-size="12pt" officeooo:rsid="014cf186" style:font-size-asian="12pt" style:font-name-complex="Times New Roman2" style:font-size-complex="12pt"/>
    </style:style>
    <style:style style:name="T67" style:family="text">
      <style:text-properties style:use-window-font-color="true" loext:opacity="0%" style:font-name="Times New Roman1" fo:font-size="12pt" officeooo:rsid="015058df" style:font-size-asian="12pt" style:font-name-complex="Times New Roman2" style:font-size-complex="12pt"/>
    </style:style>
    <style:style style:name="T68" style:family="text">
      <style:text-properties officeooo:rsid="004391c4"/>
    </style:style>
    <style:style style:name="T69" style:family="text">
      <style:text-properties officeooo:rsid="004471c7"/>
    </style:style>
    <style:style style:name="T70" style:family="text">
      <style:text-properties officeooo:rsid="00458da3"/>
    </style:style>
    <style:style style:name="T71" style:family="text">
      <style:text-properties officeooo:rsid="004aec04"/>
    </style:style>
    <style:style style:name="T72" style:family="text">
      <style:text-properties officeooo:rsid="004d6b76"/>
    </style:style>
    <style:style style:name="T73" style:family="text">
      <style:text-properties officeooo:rsid="005439be"/>
    </style:style>
    <style:style style:name="T74" style:family="text">
      <style:text-properties officeooo:rsid="00545f7a"/>
    </style:style>
    <style:style style:name="T75" style:family="text">
      <style:text-properties officeooo:rsid="005b0dfe"/>
    </style:style>
    <style:style style:name="T76" style:family="text">
      <style:text-properties officeooo:rsid="00880160"/>
    </style:style>
    <style:style style:name="T77" style:family="text">
      <style:text-properties officeooo:rsid="009accd0"/>
    </style:style>
    <style:style style:name="T78" style:family="text">
      <style:text-properties officeooo:rsid="009d09b1"/>
    </style:style>
    <style:style style:name="T79" style:family="text">
      <style:text-properties officeooo:rsid="00aea996"/>
    </style:style>
    <style:style style:name="T80" style:family="text">
      <style:text-properties officeooo:rsid="00af0dbf"/>
    </style:style>
    <style:style style:name="T81" style:family="text">
      <style:text-properties officeooo:rsid="00b5640f"/>
    </style:style>
    <style:style style:name="T8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640f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a2e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7066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0428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574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T87" style:family="text">
      <style:text-properties officeooo:rsid="00d2542d"/>
    </style:style>
    <style:style style:name="T88" style:family="text">
      <style:text-properties officeooo:rsid="00d37c42"/>
    </style:style>
    <style:style style:name="T89" style:family="text">
      <style:text-properties officeooo:rsid="00d4df7e"/>
    </style:style>
    <style:style style:name="T90" style:family="text">
      <style:text-properties officeooo:rsid="00e0139b"/>
    </style:style>
    <style:style style:name="T91" style:family="text">
      <style:text-properties officeooo:rsid="00e323f8"/>
    </style:style>
    <style:style style:name="T92" style:family="text">
      <style:text-properties officeooo:rsid="00e34b9f"/>
    </style:style>
    <style:style style:name="T93" style:family="text">
      <style:text-properties officeooo:rsid="00f17185"/>
    </style:style>
    <style:style style:name="T94" style:family="text">
      <style:text-properties officeooo:rsid="00f266fe"/>
    </style:style>
    <style:style style:name="T95" style:family="text">
      <style:text-properties officeooo:rsid="00f5cdbc"/>
    </style:style>
    <style:style style:name="T96" style:family="text">
      <style:text-properties officeooo:rsid="00fcaeef"/>
    </style:style>
    <style:style style:name="T97" style:family="text">
      <style:text-properties officeooo:rsid="010b8c2f"/>
    </style:style>
    <style:style style:name="T98" style:family="text">
      <style:text-properties officeooo:rsid="010e70c9"/>
    </style:style>
    <style:style style:name="T99" style:family="text">
      <style:text-properties officeooo:rsid="010ebec7"/>
    </style:style>
    <style:style style:name="T100" style:family="text">
      <style:text-properties officeooo:rsid="01105bf7"/>
    </style:style>
    <style:style style:name="T101" style:family="text">
      <style:text-properties officeooo:rsid="0110b479"/>
    </style:style>
    <style:style style:name="T102" style:family="text">
      <style:text-properties officeooo:rsid="0112338f"/>
    </style:style>
    <style:style style:name="T103" style:family="text">
      <style:text-properties officeooo:rsid="0112e6c3"/>
    </style:style>
    <style:style style:name="T104" style:family="text">
      <style:text-properties officeooo:rsid="01174a59"/>
    </style:style>
    <style:style style:name="T105" style:family="text">
      <style:text-properties officeooo:rsid="012180fd"/>
    </style:style>
    <style:style style:name="T106" style:family="text">
      <style:text-properties officeooo:rsid="01235055"/>
    </style:style>
    <style:style style:name="T107" style:family="text">
      <style:text-properties officeooo:rsid="01246e57"/>
    </style:style>
    <style:style style:name="T108" style:family="text">
      <style:text-properties officeooo:rsid="0124a60f"/>
    </style:style>
    <style:style style:name="T109" style:family="text">
      <style:text-properties officeooo:rsid="012a8ded"/>
    </style:style>
    <style:style style:name="T110" style:family="text">
      <style:text-properties officeooo:rsid="012b7893"/>
    </style:style>
    <style:style style:name="T111" style:family="text">
      <style:text-properties officeooo:rsid="012e4528"/>
    </style:style>
    <style:style style:name="T112" style:family="text">
      <style:text-properties officeooo:rsid="01301ccb"/>
    </style:style>
    <style:style style:name="T113" style:family="text">
      <style:text-properties officeooo:rsid="01306dea"/>
    </style:style>
    <style:style style:name="T114" style:family="text">
      <style:text-properties officeooo:rsid="0132141b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officeooo:rsid="013322bb" style:font-weight-asian="bold" style:font-weight-complex="bold"/>
    </style:style>
    <style:style style:name="T117" style:family="text">
      <style:text-properties fo:font-weight="bold" officeooo:rsid="00e323f8" style:font-weight-asian="bold" style:font-weight-complex="bold"/>
    </style:style>
    <style:style style:name="T118" style:family="text">
      <style:text-properties officeooo:rsid="013322bb"/>
    </style:style>
    <style:style style:name="T119" style:family="text">
      <style:text-properties officeooo:rsid="0134de53"/>
    </style:style>
    <style:style style:name="T120" style:family="text">
      <style:text-properties officeooo:rsid="013799f6"/>
    </style:style>
    <style:style style:name="T121" style:family="text">
      <style:text-properties officeooo:rsid="013a0710"/>
    </style:style>
    <style:style style:name="T122" style:family="text">
      <style:text-properties officeooo:rsid="01464a2f"/>
    </style:style>
    <style:style style:name="T123" style:family="text">
      <style:text-properties officeooo:rsid="01477043"/>
    </style:style>
    <style:style style:name="T124" style:family="text">
      <style:text-properties officeooo:rsid="00adad85"/>
    </style:style>
    <style:style style:name="T125" style:family="text">
      <style:text-properties officeooo:rsid="0148d0c1"/>
    </style:style>
    <style:style style:name="T126" style:family="text">
      <style:text-properties officeooo:rsid="014acd21"/>
    </style:style>
    <style:style style:name="T127" style:family="text">
      <style:text-properties officeooo:rsid="0156a421"/>
    </style:style>
    <style:style style:name="T128" style:family="text">
      <style:text-properties officeooo:rsid="01577615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ОССИЙСКОЙ ФЕДЕРАЦИИ</text:p>
      <text:p text:style-name="P1">______________________</text:p>
      <text:p text:style-name="P2"/>
      <text:p text:style-name="P12"><text:span text:style-name="T1">Федеральное государственное бюджетное образовательное учреждение </text:span><text:span text:style-name="T2">высшего образования</text:span></text:p>
      <text:p text:style-name="P3">«<text:span text:style-name="T3">НАЦИОНАЛЬНЫЙ ИССЛЕДОВАТЕЛЬСКИЙ М</text:span>ОСКОВСКИЙ ГОСУДАРСТВЕННЫЙ СТРОИТЕЛЬНЫЙ УНИВЕРСИТЕТ»</text:p>
      <text:p text:style-name="P13"/>
      <text:p text:style-name="P36"/>
      <text:p text:style-name="P37">Институт <text:span text:style-name="T96">Ц</text:span>ифровых технологий моделирования в строительстве</text:p>
      <text:p text:style-name="P37"/>
      <text:p text:style-name="P38">Кафедра <text:span text:style-name="T96">И</text:span>нформационных систем, технологий и автоматизации в строительстве</text:p>
      <text:p text:style-name="P38"/>
      <text:p text:style-name="P39">Дисциплина <text:span text:style-name="T93">О</text:span>бъектно-ориентированное программирование</text:p>
      <text:p text:style-name="P4"/>
      <text:p text:style-name="P4"/>
      <text:h text:style-name="P42" text:outline-level="1">ЗАДАНИЕ</text:h>
      <text:p text:style-name="P11"><text:span text:style-name="T75">НА ВЫПОЛНЕНИЕ</text:span> КУРСОВОЙ РАБОТ<text:span text:style-name="T75">Ы</text:span></text:p>
      <text:p text:style-name="P5"/>
      <text:p text:style-name="P15"><text:span text:style-name="T32">Студенту группы ИЦТМС</text:span><text:span text:style-name="T33">-II- </text:span><text:span text:style-name="T33"><office:annotation loext:resolved="false"><dc:creator>Борис Сергеевич Садовский</dc:creator><dc:date>2017-05-05T00:14:03.684587505</dc:date><meta:creator-initials>СБС</meta:creator-initials><text:p text:style-name="P68"><text:span text:style-name="T129">Тут необходимо указать группу и </text:span><text:span text:style-name="T130">полностью</text:span><text:span text:style-name="T129"> фамилию, имя, отчество в дательном падеже (задание дано кому?).</text:span></text:p></office:annotation></text:span></text:p>
      <text:list text:style-name="WWNum1">
        <text:list-item>
          <text:p text:style-name="P67">Тема <text:span text:style-name="T77">курсовой </text:span>работы «<office:annotation loext:resolved="false"><dc:creator>Борис Сергеевич Садовский</dc:creator><dc:date>2017-05-05T00:15:21.396267874</dc:date><meta:creator-initials>СБС</meta:creator-initials><text:p text:style-name="P68"><text:span text:style-name="T129">Вписать тему из вашего варианта.</text:span></text:p></office:annotation>»</text:p>
        </text:list-item>
      </text:list>
      <text:p text:style-name="P16"/>
      <text:list text:continue-numbering="true" text:style-name="WWNum1">
        <text:list-item>
          <text:p text:style-name="P44">Исходные данные к <text:span text:style-name="T78">курсовой </text:span>работе:</text:p>
          <text:list>
            <text:list-item>
              <text:p text:style-name="P44"><text:span text:style-name="T5">лекции и</text:span><text:span text:style-name="T4"> </text:span><text:span text:style-name="T14">компьютерные </text:span><text:span text:style-name="T7">практики</text:span><text:span text:style-name="T4"> </text:span><text:span text:style-name="T9">прошлого и </text:span><text:span text:style-name="T4">текущего семестра;</text:span></text:p>
            </text:list-item>
            <text:list-item>
              <text:p text:style-name="P53"><text:span text:style-name="T4">исходный код пример</text:span><text:span text:style-name="T14">ов</text:span><text:span text:style-name="T4"> решения отдельных деталей интерфейса </text:span><text:span text:style-name="T25">Qt</text:span><text:span text:style-name="T4">;</text:span></text:p>
            </text:list-item>
            <text:list-item>
              <text:p text:style-name="P54">документация по <text:span text:style-name="T115">Qt</text:span>;</text:p>
            </text:list-item>
            <text:list-item>
              <text:p text:style-name="P55">указания по оформлению отчёта;</text:p>
            </text:list-item>
            <text:list-item>
              <text:p text:style-name="P44">инструкция по использованию программы <text:span text:style-name="T115">Doxygen</text:span>.</text:p>
            </text:list-item>
          </text:list>
        </text:list-item>
      </text:list>
      <text:p text:style-name="P14"/>
      <text:list text:continue-numbering="true" text:style-name="WWNum1">
        <text:list-item>
          <text:p text:style-name="P44"><text:span text:style-name="T8">П</text:span><text:span text:style-name="T4">еречень подлежащих разработке вопросов</text:span><text:span text:style-name="T6">:</text:span></text:p>
          <text:list>
            <text:list-item>
              <text:p text:style-name="P44"><text:span text:style-name="T70">П</text:span>рограмма должна быть написана на Си++ используя кросс-платформенный <text:s/>инструментарий разработки <text:span text:style-name="T115">Qt</text:span> или аналога.</text:p>
            </text:list-item>
            <text:list-item>
              <text:p text:style-name="P44"><text:span text:style-name="T70">П</text:span>рограмма должна в соответствии с вариантом уметь работать с <text:span text:style-name="T104">текстовым </text:span>файлом <text:span text:style-name="T107">(</text:span><text:span text:style-name="T106">БД</text:span><text:span text:style-name="T107">)</text:span>, хранящим <text:span text:style-name="T94">данные в виде </text:span>спис<text:span text:style-name="T94">ка согласно варианту</text:span>. То есть должна:</text:p>
              <text:list>
                <text:list-item>
                  <text:p text:style-name="P44"><text:span text:style-name="T70">Ч</text:span>итать файл.</text:p>
                </text:list-item>
                <text:list-item>
                  <text:p text:style-name="P44"><text:span text:style-name="T70">З</text:span>аписывать файл.</text:p>
                </text:list-item>
                <text:list-item>
                  <text:p text:style-name="P44"><text:span text:style-name="T70">В</text:span>ыводить содержимое файла.</text:p>
                </text:list-item>
                <text:list-item>
                  <text:p text:style-name="P44"><text:span text:style-name="T70">Д</text:span>обавлять отдельную запись файла.</text:p>
                </text:list-item>
                <text:list-item>
                  <text:p text:style-name="P44"><text:span text:style-name="T70">Р</text:span>едактировать отдельную запись файла.</text:p>
                </text:list-item>
                <text:list-item>
                  <text:p text:style-name="P44"><text:span text:style-name="T70">У</text:span>далять отдельную запись файла.</text:p>
                </text:list-item>
              </text:list>
            </text:list-item>
            <text:list-item>
              <text:p text:style-name="P44"><text:span text:style-name="T70">В</text:span> <text:span text:style-name="T104">текстовом </text:span>файле должно храниться не менее <text:span text:style-name="T73">20</text:span>-и записей <text:span text:style-name="T110">(строк)</text:span> в текстовом формате. По каждой записи должно быть не менее <text:span text:style-name="T108">8</text:span> <text:span text:style-name="T105">параметров </text:span><text:span text:style-name="T109">(столбцов)</text:span>. Все параметр<text:span text:style-name="T105">ы</text:span> определяются целесообразностью их упоминания.</text:p>
            </text:list-item>
            <text:list-item>
              <text:p text:style-name="P56">Программа должна уметь отличать свои текстовые файлы от посторонних (защита от порченых файлов).</text:p>
            </text:list-item>
            <text:list-item>
              <text:p text:style-name="P57"><text:soft-page-break/>Исходный текст программы должен быть полностью задокументирован с помощью комментариев и команд программы <text:span text:style-name="T115">Doxygen</text:span>.</text:p>
            </text:list-item>
            <text:list-item>
              <text:p text:style-name="P44"><text:span text:style-name="T70">П</text:span>рограмма <text:span text:style-name="T69">должна </text:span>состо<text:span text:style-name="T69">ять</text:span> из главного окна и диалоговых окон (как минимум одного диалогового окна).</text:p>
            </text:list-item>
            <text:list-item>
              <text:p text:style-name="P44"><text:span text:style-name="T70">В</text:span> главном окне должно быть простое меню для реализации основных задач обработки данных.</text:p>
            </text:list-item>
            <text:list-item>
              <text:p text:style-name="P44"><text:span text:style-name="T111">Элементы интерфейса</text:span> в окне не должны расползаться при изменении его размеров <text:span text:style-name="T111">(растягивание и/или сжатие окна)</text:span>.</text:p>
            </text:list-item>
            <text:list-item>
              <text:p text:style-name="P45"><text:span text:style-name="T70">В</text:span> программе обязательно должно быть указано авторство <text:span text:style-name="T68">(институт-курс-группа, </text:span><text:span text:style-name="T114">а</text:span><text:span text:style-name="T68"> фамилия, имя </text:span><text:span text:style-name="T113">и</text:span><text:span text:style-name="T68"> отчество </text:span><text:span text:style-name="T112">указываются</text:span><text:span text:style-name="T68"> полностью)</text:span>.</text:p>
            </text:list-item>
            <text:list-item>
              <text:p text:style-name="P44"><text:span text:style-name="T70">А</text:span>вторство указывается в диалоговом окне, вызываемым из меню главного окна. Оформить как пункт меню об авторе.</text:p>
            </text:list-item>
            <text:list-item>
              <text:p text:style-name="P44"><text:span text:style-name="T70">Д</text:span>ля обработки корректности вводимых пользователем данных должны использоваться соответствующие объекты по написанным классам отображения элементов, а также рекомендуется применять различные валидаторы <text:span text:style-name="T89">и маски ввода</text:span>.</text:p>
            </text:list-item>
            <text:list-item>
              <text:p text:style-name="P46"><text:span text:style-name="T10">П</text:span><text:span text:style-name="T6">рограмма должна быть на русском языке, но при этом язык </text:span><text:span text:style-name="T11">программы</text:span><text:span text:style-name="T6"> должен быть оформлен как перевод из файла </text:span><text:span text:style-name="T29">(*.</text:span><text:span text:style-name="T26">qm</text:span><text:span text:style-name="T29">)</text:span><text:span text:style-name="T6">. В файлах </text:span><text:span text:style-name="T15">с </text:span><text:span text:style-name="T6">исходны</text:span><text:span text:style-name="T15">м кодом </text:span><text:span text:style-name="T16">(*</text:span><text:span text:style-name="T28">.cpp</text:span><text:span text:style-name="T16">, *</text:span><text:span text:style-name="T28">.h</text:span><text:span text:style-name="T16">, *</text:span><text:span text:style-name="T28">.hpp</text:span><text:span text:style-name="T16">)</text:span><text:span text:style-name="T6"> вс</text:span><text:span text:style-name="T12">ё</text:span><text:span text:style-name="T6"> должно быть на английском через функцию </text:span><text:span text:style-name="T26">tr()</text:span><text:span text:style-name="T6">. </text:span><text:span text:style-name="T17">Аналогично в</text:span><text:span text:style-name="T16"> файлах </text:span><text:span text:style-name="T18">с пользовательским интерфейсом</text:span><text:span text:style-name="T16"> </text:span><text:span text:style-name="T18">(*</text:span><text:span text:style-name="T27">.</text:span><text:span text:style-name="T28">ui</text:span><text:span text:style-name="T18">) весь интерфейс должен быть на английском.</text:span></text:p>
            </text:list-item>
            <text:list-item>
              <text:p text:style-name="P58">Для хранения<text:span text:style-name="T6"> </text:span><text:span text:style-name="T19">и</text:span><text:span text:style-name="T20"> отображения</text:span> данных программа может использовать <text:span text:style-name="T116">Item‑based</text:span> <text:span text:style-name="T119">объект</text:span><text:span text:style-name="T118"> </text:span><text:span text:style-name="T97">или аналог</text:span>.<office:annotation loext:resolved="false"><dc:creator>Борис Сергеевич Садовский</dc:creator><dc:date>2022-03-17T22:36:49.728208988</dc:date><meta:creator-initials>СБС</meta:creator-initials><text:p text:style-name="P69"><text:span text:style-name="T129">Всё что ниже, это на оценку «хорошо». Если делаете на «удовлетворительно» не выполняйте пункты, перечисленные далее.</text:span></text:p></office:annotation></text:p>
            </text:list-item>
            <text:list-item>
              <text:p text:style-name="P47"><text:span text:style-name="T87">Для хранения данных программа должна использовать </text:span><text:span text:style-name="T90">вместо </text:span><text:span text:style-name="T116">Item‑based</text:span><text:span text:style-name="T90"> — наиболее </text:span><text:span text:style-name="T92">подходящий </text:span><text:span text:style-name="T91">контейнер </text:span><text:span text:style-name="T117">Qt</text:span><text:span text:style-name="T91"> или </text:span><text:span text:style-name="T117">STL</text:span><text:span text:style-name="T87">. После чтения файла со списком они должны помещаться в этот </text:span><text:span text:style-name="T95">контейнер.</text:span></text:p>
            </text:list-item>
            <text:list-item>
              <text:p text:style-name="P59">Должен быть реализован архитектурный паттерн «Модель-представление-контроллер» (англ. <text:span text:style-name="T115">Model-View-Controller</text:span>, <text:span text:style-name="T115">MVC</text:span>).</text:p>
            </text:list-item>
            <text:list-item>
              <text:p text:style-name="P44">Программа должна быть на русском, английском <text:span text:style-name="T72">и по выбору студента </text:span>язык<text:span text:style-name="T76">ах</text:span>, <text:span text:style-name="T71">с динамическим переключением между ними, через соответствующий пункт меню</text:span>.</text:p>
            </text:list-item>
            <text:list-item>
              <text:p text:style-name="P48">Должна быть реализована возможность поиска <text:span text:style-name="T100">по выделенному пользователем столбцу.</text:span></text:p>
            </text:list-item>
            <text:list-item>
              <text:p text:style-name="P48"><text:span text:style-name="T98">Должна быть реализована прост</text:span><text:span text:style-name="T100">ая</text:span><text:span text:style-name="T98"> сортировк</text:span><text:span text:style-name="T100">а</text:span><text:span text:style-name="T98"> по </text:span><text:span text:style-name="T99">нажатию на заголовок </text:span><text:span text:style-name="T98">столбц</text:span><text:span text:style-name="T99">а </text:span><text:span text:style-name="T120">списка/таблицы/дерева</text:span>.</text:p>
            </text:list-item>
            <text:list-item>
              <text:p text:style-name="P44"><text:span text:style-name="T70">Д</text:span>олжно быть контекстное меню, вызываемое нажатием правой кнопки мыши.</text:p>
            </text:list-item>
            <text:list-item>
              <text:p text:style-name="P44"><text:span text:style-name="T13">П</text:span><text:span text:style-name="T6">рограмма должна запоминать настройки интерфейса.</text:span><text:span text:style-name="T6"><office:annotation loext:resolved="false"><dc:creator>Борис Сергеевич Садовский</dc:creator><dc:date>2017-05-05T00:06:41</dc:date><meta:creator-initials>СБС</meta:creator-initials><text:p text:style-name="P68"><text:span text:style-name="T129">Всё что ниже, это на оценку «отлично». Если делаете на «удовлетворительно» или «хорошо» не выполняйте пункты, перечисленные далее.</text:span></text:p></office:annotation></text:span></text:p>
            </text:list-item>
            <text:list-item>
              <text:p text:style-name="P44">Программа должна позволять <text:span text:style-name="T88">работать с</text:span> нескольк<text:span text:style-name="T88">ими</text:span> <text:span text:style-name="T121">открытыми </text:span>фай<text:span text:style-name="T88">лами</text:span> одновременно.</text:p>
            </text:list-item>
            <text:list-item>
              <text:p text:style-name="P44">Должна быть реализована возможность поиска <text:span text:style-name="T125">данных</text:span> <text:span text:style-name="T100">с фильтрацией</text:span> и сортировки по отдельным столбцам <text:span text:style-name="T101">таблицы выделенным</text:span><text:span text:style-name="T126">и</text:span><text:span text:style-name="T101"> пользователем</text:span>.</text:p>
            </text:list-item>
            <text:list-item>
              <text:p text:style-name="P49"><text:span text:style-name="T10">Д</text:span><text:span text:style-name="T6">олжна быть реализована технология </text:span><text:span text:style-name="T26">Drag-and-drop</text:span><text:span text:style-name="T6"> для перетаскивания </text:span><text:span text:style-name="T23">выбранных пользователем </text:span><text:span text:style-name="T6">записей из одного документа в другой, и во внешние программы </text:span><text:span text:style-name="T24">(например </text:span><text:span text:style-name="T30">MS Word</text:span><text:span text:style-name="T24">)</text:span><text:span text:style-name="T6">.</text:span></text:p>
            </text:list-item>
            <text:list-item>
              <text:p text:style-name="P60"><text:span text:style-name="T6">П</text:span><text:span text:style-name="T4">рограмма должна иметь возможность выводить содержимое </text:span><text:span text:style-name="T22">БД</text:span><text:span text:style-name="T21"> на печать.</text:span></text:p>
            </text:list-item>
            <text:list-item>
              <text:p text:style-name="P50"><text:span text:style-name="T74">Должен быть график по отдельным параметрам списка</text:span><text:span text:style-name="T31"><office:annotation loext:resolved="false"><dc:creator>Борис Сергеевич Садовский</dc:creator><dc:date>2017-05-05T00:07:00</dc:date><meta:creator-initials>СБС</meta:creator-initials><text:p text:style-name="P68"><text:span text:style-name="T129">Согласно варианту, предварительно согласованному со мной.</text:span></text:p></office:annotation></text:span><text:span text:style-name="T60">.</text:span></text:p>
            </text:list-item>
          </text:list>
        </text:list-item>
        <text:list-item>
          <text:p text:style-name="P51"><text:span text:style-name="T37">П</text:span><text:span text:style-name="T36">редоставить отчёт о проделанной работе </text:span><text:span text:style-name="T38">оформленные согласно </text:span><text:span text:style-name="T42">нормам </text:span><text:span text:style-name="T55">ГОСТ</text:span><text:span text:style-name="T38">, </text:span><text:span text:style-name="T56">UML</text:span><text:span text:style-name="T44">, </text:span><text:span text:style-name="T57">положению о курсов</text:span><text:span text:style-name="T58">ы</text:span><text:span text:style-name="T57">х проект</text:span><text:span text:style-name="T58">ах</text:span><text:span text:style-name="T57"> и курсовых работах обучающихся </text:span><text:soft-page-break/><text:span text:style-name="T57">(Выпуск 3) </text:span><text:span text:style-name="T59">НИУ МГСУ</text:span><text:span text:style-name="T44"> и </text:span><text:span text:style-name="T46">других требований преподавателя</text:span><text:span text:style-name="T38">. </text:span><text:span text:style-name="T36">В </text:span><text:span text:style-name="T32">отчёте </text:span><text:span text:style-name="T40">обязательно </text:span><text:span text:style-name="T32">должны быть </text:span><text:span text:style-name="T45">следующие</text:span><text:span text:style-name="T32"> разделы:</text:span></text:p>
          <text:list>
            <text:list-item>
              <text:p text:style-name="P61">Введение.</text:p>
            </text:list-item>
            <text:list-item>
              <text:p text:style-name="P61">Основная часть.</text:p>
              <text:list>
                <text:list-item>
                  <text:p text:style-name="P61">Входные данные.</text:p>
                </text:list-item>
                <text:list-item>
                  <text:p text:style-name="P62">Интерфейс пользователя.</text:p>
                </text:list-item>
                <text:list-item>
                  <text:p text:style-name="P62">Структура проекта.</text:p>
                </text:list-item>
                <text:list-item>
                  <text:p text:style-name="P63">Описание классов и методов.</text:p>
                </text:list-item>
              </text:list>
            </text:list-item>
            <text:list-item>
              <text:p text:style-name="P61">Заключение.</text:p>
            </text:list-item>
            <text:list-item>
              <text:p text:style-name="P61">Библиографический список.</text:p>
            </text:list-item>
            <text:list-item>
              <text:p text:style-name="P64">Приложение (опционально).</text:p>
            </text:list-item>
          </text:list>
        </text:list-item>
        <text:list-item>
          <text:p text:style-name="P52"><text:span text:style-name="T41">Основная часть отчёта формируется </text:span><text:span text:style-name="T39">с</text:span><text:span text:style-name="T36"> использованием программы </text:span><text:span text:style-name="T54">Doxygen</text:span><text:span text:style-name="T36"> </text:span><text:span text:style-name="T43">на основе комментариев в исходном коде</text:span><text:span text:style-name="T36">.</text:span></text:p>
        </text:list-item>
      </text:list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pan text:style-name="T36"/></text:p>
      <text:p text:style-name="P40"><text:soft-page-break/><text:span text:style-name="T36">Г</text:span><text:span text:style-name="T32">рафик выполнения курсовой работы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2">№</text:p>
            </table:table-cell>
            <table:table-cell table:style-name="Таблица1.A1" office:value-type="string">
              <text:p text:style-name="P32">Наименование этапа выполнения курсовой работы</text:p>
            </table:table-cell>
            <table:table-cell table:style-name="Таблица1.A1" office:value-type="string">
              <text:p text:style-name="P32">Срок выполнения</text:p>
            </table:table-cell>
            <table:table-cell table:style-name="Таблица1.D1" office:value-type="string">
              <text:p text:style-name="P32">Процент выполнения курсовой работы</text:p>
            </table:table-cell>
          </table:table-row>
          <table:table-row>
            <table:table-cell table:style-name="Таблица1.A2" office:value-type="string">
              <text:p text:style-name="P32">1</text:p>
            </table:table-cell>
            <table:table-cell table:style-name="Таблица1.A2" office:value-type="string">
              <text:p text:style-name="P32">2</text:p>
            </table:table-cell>
            <table:table-cell table:style-name="Таблица1.A2" office:value-type="string">
              <text:p text:style-name="P32">3</text:p>
            </table:table-cell>
            <table:table-cell table:style-name="Таблица1.D2" office:value-type="string">
              <text:p text:style-name="P32">4</text:p>
            </table:table-cell>
          </table:table-row>
        </table:table-header-rows>
        <table:table-row>
          <table:table-cell table:style-name="Таблица1.A2" office:value-type="string">
            <text:p text:style-name="P18">1</text:p>
          </table:table-cell>
          <table:table-cell table:style-name="Таблица1.A2" office:value-type="string">
            <text:p text:style-name="P20">Получение задания <text:span text:style-name="T123">и </text:span><text:span text:style-name="T124">Создание БД из 20-и </text:span><text:span text:style-name="T123">пунктов.</text:span></text:p>
          </table:table-cell>
          <table:table-cell table:style-name="Таблица1.A2" office:value-type="string">
            <text:p text:style-name="P19"><text:span text:style-name="T102">.</text:span><text:span text:style-name="T103">0</text:span><text:span text:style-name="T102">2</text:span>.202<text:span text:style-name="T122">4</text:span><office:annotation loext:resolved="false"><dc:creator>Борис Сергеевич Садовский</dc:creator><dc:date>2020-10-16T20:59:57.634355346</dc:date><meta:creator-initials>СБС</meta:creator-initials><text:p text:style-name="P69"><text:span text:style-name="T131">Тут даты вписать, согласно расписанию консультаций по КП</text:span></text:p></office:annotation></text:p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18">2</text:p>
          </table:table-cell>
          <table:table-cell table:style-name="Таблица1.A2" office:value-type="string">
            <text:p text:style-name="P21"><text:span text:style-name="T123">С</text:span>оздание главного окна приложения и <text:span text:style-name="T79">стандартные диалоговые окна. Меню программы.</text:span></text:p>
          </table:table-cell>
          <table:table-cell table:style-name="Таблица1.A2" office:value-type="string">
            <text:p text:style-name="P27"/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18">3</text:p>
          </table:table-cell>
          <table:table-cell table:style-name="Таблица1.A2" office:value-type="string">
            <text:p text:style-name="P22">Организован интерфейс приложения с учётом изменения геометрии окна <text:span text:style-name="T81">и политик</text:span>.<text:span text:style-name="T80"> Сохранение настроек.</text:span></text:p>
          </table:table-cell>
          <table:table-cell table:style-name="Таблица1.A2" office:value-type="string">
            <text:p text:style-name="P29"/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18">4</text:p>
          </table:table-cell>
          <table:table-cell table:style-name="Таблица1.A2" office:value-type="string">
            <text:p text:style-name="P24">Программа должна уметь читать и писать файл с БД. Контекстное меню.</text:p>
          </table:table-cell>
          <table:table-cell table:style-name="Таблица1.A2" office:value-type="string">
            <text:p text:style-name="P29"/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18">5</text:p>
          </table:table-cell>
          <table:table-cell table:style-name="Таблица1.A2" office:value-type="string">
            <text:p text:style-name="P33"><text:span text:style-name="T82">Реализация </text:span><text:span text:style-name="T83">Drag-and-drop. </text:span><text:span text:style-name="T84">Поиск и сортировка. </text:span><text:span text:style-name="T86">Шаблон проектирования </text:span><text:span text:style-name="T85">MVC.</text:span></text:p>
          </table:table-cell>
          <table:table-cell table:style-name="Таблица1.A2" office:value-type="string">
            <text:p text:style-name="P29"/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18">6</text:p>
          </table:table-cell>
          <table:table-cell table:style-name="Таблица1.A2" office:value-type="string">
            <text:p text:style-name="P25">Интернационализация. Одновременная работа с несколькими документами. Хранение данных в контейнере.</text:p>
          </table:table-cell>
          <table:table-cell table:style-name="Таблица1.A2" office:value-type="string">
            <text:p text:style-name="P29"/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18">7</text:p>
          </table:table-cell>
          <table:table-cell table:style-name="Таблица1.A2" office:value-type="string">
            <text:p text:style-name="P26">График зависимости параметров.</text:p>
          </table:table-cell>
          <table:table-cell table:style-name="Таблица1.A2" office:value-type="string">
            <text:p text:style-name="P28"/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18">8</text:p>
          </table:table-cell>
          <table:table-cell table:style-name="Таблица1.A2" office:value-type="string">
            <text:p text:style-name="P23">Дополнительное задание. Отчёт.</text:p>
          </table:table-cell>
          <table:table-cell table:style-name="Таблица1.A2" office:value-type="string">
            <text:p text:style-name="P28"/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0">9</text:p>
          </table:table-cell>
          <table:table-cell table:style-name="Таблица1.A2" office:value-type="string">
            <text:p text:style-name="P30">Загрузка файлов КР в ЛКС</text:p>
          </table:table-cell>
          <table:table-cell table:style-name="Таблица1.A2" office:value-type="string">
            <text:p text:style-name="P28"/>
          </table:table-cell>
          <table:table-cell table:style-name="Таблица1.D2" office:value-type="string">
            <text:p text:style-name="P31">100</text:p>
          </table:table-cell>
        </table:table-row>
      </table:table>
      <text:list text:continue-numbering="true" text:style-name="WWNum1">
        <text:list-header>
          <text:p text:style-name="P65"/>
        </text:list-header>
        <text:list-item>
          <text:p text:style-name="P43"><text:span text:style-name="T32">Дата выдачи задания</text:span><text:span text:style-name="T61"> </text:span><text:span text:style-name="T65">1</text:span><text:span text:style-name="T66">2</text:span><text:span text:style-name="T62">.0</text:span><text:span text:style-name="T64">2</text:span><text:span text:style-name="T62">.20</text:span><text:span text:style-name="T63">2</text:span><text:span text:style-name="T67">5</text:span><text:span text:style-name="T34">.</text:span></text:p>
        </text:list-item>
      </text:list>
      <text:p text:style-name="P7">Срок представления КП/КР руководителю - последняя неделя периода теоретического обучения семестра.</text:p>
      <text:p text:style-name="P6"/>
      <text:list text:continue-numbering="true" text:style-name="WWNum1">
        <text:list-header>
          <text:p text:style-name="P66">Задание получил студент<text:tab/><text:span text:style-name="T128">И.И. </text:span><text:span text:style-name="T127">Иванов</text:span><text:tab/>___________<office:annotation loext:resolved="false"><dc:creator>Борис Сергеевич Садовский</dc:creator><dc:date>2021-06-05T21:15:19.848781009</dc:date><meta:creator-initials>СБС</meta:creator-initials><text:p text:style-name="P69"><text:span text:style-name="T131">После заполнения и печати сразу распишетесь</text:span></text:p></office:annotation>_________</text:p>
        </text:list-header>
      </text:list>
      <text:p text:style-name="P34"><text:tab/>(подпись)</text:p>
      <text:p text:style-name="P8"/>
      <text:p text:style-name="P9"/>
      <text:p text:style-name="P9"/>
      <text:p text:style-name="P41"><text:span text:style-name="T47">Руководитель </text:span><text:span text:style-name="T49">курсовой </text:span><text:span text:style-name="T47">работ</text:span><text:span text:style-name="T48">ы</text:span><text:span text:style-name="T47">:<text:tab/></text:span><text:span text:style-name="T52"> </text:span><text:span text:style-name="T53">Л</text:span><text:span text:style-name="T52">. </text:span><text:span text:style-name="T53">Е</text:span><text:span text:style-name="T52">. </text:span><text:span text:style-name="T53">Суркова</text:span><text:span text:style-name="T35"><text:tab/>____________________</text:span></text:p>
      <text:p text:style-name="P35"><text:tab/><text:tab/>(подпись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Numbering_20_Symbols" loext:num-list-format="%2%." style:num-suffix="." style:num-format="а, б, .., аа, аб, ... (ru)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23T15:14:55.590044930</meta:creation-date>
    <dc:date>2025-02-13T17:44:56.812931651</dc:date>
    <meta:editing-duration>PT17H50M58S</meta:editing-duration>
    <meta:editing-cycles>281</meta:editing-cycles>
    <meta:generator>LibreOffice/24.2.7.2$Linux_X86_64 LibreOffice_project/420$Build-2</meta:generator>
    <meta:print-date>2016-05-23T15:49:59.458613951</meta:print-date>
    <dc:creator>Борис сергеевич Садовский</dc:creator>
    <meta:document-statistic meta:table-count="1" meta:image-count="0" meta:object-count="0" meta:page-count="4" meta:paragraph-count="95" meta:word-count="752" meta:character-count="5638" meta:non-whitespace-character-count="5025"/>
  </office:meta>
</office:document-meta>
</file>